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6ca" officeooo:paragraph-rsid="000e26ca"/>
    </style:style>
    <style:style style:name="P2" style:family="paragraph" style:parent-style-name="Standard">
      <style:text-properties officeooo:rsid="000e78fe" officeooo:paragraph-rsid="000e78fe"/>
    </style:style>
    <style:style style:name="P3" style:family="paragraph" style:parent-style-name="Standard">
      <style:text-properties fo:font-size="14pt" fo:font-weight="normal" officeooo:rsid="0015dc3b" officeooo:paragraph-rsid="000e78fe" style:font-size-asian="12.25pt" style:font-weight-asian="normal" style:font-size-complex="14pt" style:font-weight-complex="normal"/>
    </style:style>
    <style:style style:name="P4" style:family="paragraph" style:parent-style-name="Standard">
      <style:text-properties officeooo:rsid="0015dc3b" officeooo:paragraph-rsid="0015dc3b"/>
    </style:style>
    <style:style style:name="P5" style:family="paragraph" style:parent-style-name="Standard">
      <style:text-properties officeooo:rsid="00163c24" officeooo:paragraph-rsid="00163c24"/>
    </style:style>
    <style:style style:name="P6" style:family="paragraph" style:parent-style-name="Standard">
      <style:text-properties officeooo:rsid="00176a4c" officeooo:paragraph-rsid="00176a4c"/>
    </style:style>
    <style:style style:name="P7" style:family="paragraph" style:parent-style-name="Standard">
      <style:text-properties officeooo:rsid="001c65b2" officeooo:paragraph-rsid="001c65b2"/>
    </style:style>
    <style:style style:name="P8" style:family="paragraph" style:parent-style-name="Standard">
      <style:text-properties officeooo:rsid="001e044a" officeooo:paragraph-rsid="001e044a"/>
    </style:style>
    <style:style style:name="P9" style:family="paragraph" style:parent-style-name="Standard">
      <style:text-properties officeooo:rsid="001e9905" officeooo:paragraph-rsid="001e9905"/>
    </style:style>
    <style:style style:name="P10" style:family="paragraph" style:parent-style-name="Text_20_body">
      <style:text-properties officeooo:rsid="000e78fe" officeooo:paragraph-rsid="000e78fe"/>
    </style:style>
    <style:style style:name="P11" style:family="paragraph" style:parent-style-name="Text_20_body">
      <style:text-properties officeooo:rsid="00121ef6" officeooo:paragraph-rsid="00121ef6"/>
    </style:style>
    <style:style style:name="P12" style:family="paragraph" style:parent-style-name="Title">
      <style:text-properties officeooo:rsid="000e78fe" officeooo:paragraph-rsid="000e78fe"/>
    </style:style>
    <style:style style:name="P13" style:family="paragraph" style:parent-style-name="Standard" style:list-style-name="L1">
      <style:text-properties officeooo:rsid="000e26ca" officeooo:paragraph-rsid="000e26ca"/>
    </style:style>
    <style:style style:name="P14" style:family="paragraph" style:parent-style-name="Standard" style:list-style-name="L1">
      <style:text-properties officeooo:rsid="000e78fe" officeooo:paragraph-rsid="000e26ca"/>
    </style:style>
    <style:style style:name="P15" style:family="paragraph" style:parent-style-name="Standard" style:list-style-name="L1">
      <style:text-properties officeooo:rsid="000e78fe" officeooo:paragraph-rsid="000e78fe"/>
    </style:style>
    <style:style style:name="P16" style:family="paragraph" style:parent-style-name="Standard" style:list-style-name="L2">
      <style:text-properties officeooo:rsid="000e78fe" officeooo:paragraph-rsid="000e78fe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officeooo:rsid="0015dc3b" officeooo:paragraph-rsid="0015dc3b"/>
    </style:style>
    <style:style style:name="P19" style:family="paragraph" style:parent-style-name="Standard" style:list-style-name="L3">
      <style:text-properties officeooo:rsid="0015dc3b" officeooo:paragraph-rsid="001b0252"/>
    </style:style>
    <style:style style:name="P20" style:family="paragraph" style:parent-style-name="Standard" style:list-style-name="L4">
      <style:text-properties officeooo:rsid="0015dc3b" officeooo:paragraph-rsid="0015dc3b"/>
    </style:style>
    <style:style style:name="P21" style:family="paragraph" style:parent-style-name="Standard" style:list-style-name="L6">
      <style:text-properties officeooo:rsid="0015dc3b" officeooo:paragraph-rsid="00176a4c"/>
    </style:style>
    <style:style style:name="P22" style:family="paragraph" style:parent-style-name="Standard" style:list-style-name="L3">
      <style:text-properties officeooo:rsid="001b0252" officeooo:paragraph-rsid="001b0252"/>
    </style:style>
    <style:style style:name="P23" style:family="paragraph" style:parent-style-name="Standard" style:list-style-name="L4">
      <style:text-properties officeooo:rsid="00163c24" officeooo:paragraph-rsid="00163c24"/>
    </style:style>
    <style:style style:name="P24" style:family="paragraph" style:parent-style-name="Standard" style:list-style-name="L5">
      <style:text-properties officeooo:rsid="00163c24" officeooo:paragraph-rsid="00163c24"/>
    </style:style>
    <style:style style:name="P25" style:family="paragraph" style:parent-style-name="Standard" style:list-style-name="L5"/>
    <style:style style:name="P26" style:family="paragraph" style:parent-style-name="Standard" style:list-style-name="L6">
      <style:text-properties officeooo:rsid="00176a4c" officeooo:paragraph-rsid="00176a4c"/>
    </style:style>
    <style:style style:name="P27" style:family="paragraph" style:parent-style-name="Standard" style:list-style-name="L7">
      <style:text-properties officeooo:rsid="001c65b2" officeooo:paragraph-rsid="001c65b2"/>
    </style:style>
    <style:style style:name="P28" style:family="paragraph" style:parent-style-name="Standard" style:list-style-name="L8">
      <style:text-properties officeooo:rsid="001c65b2" officeooo:paragraph-rsid="001c65b2"/>
    </style:style>
    <style:style style:name="P29" style:family="paragraph" style:parent-style-name="Standard" style:list-style-name="L8">
      <style:text-properties officeooo:rsid="001ff410" officeooo:paragraph-rsid="001ff410"/>
    </style:style>
    <style:style style:name="P30" style:family="paragraph" style:parent-style-name="Standard" style:list-style-name="L13">
      <style:text-properties officeooo:rsid="001ff410" officeooo:paragraph-rsid="001ff410"/>
    </style:style>
    <style:style style:name="P31" style:family="paragraph" style:parent-style-name="Standard" style:list-style-name="L9">
      <style:text-properties officeooo:rsid="001e044a" officeooo:paragraph-rsid="001e044a"/>
    </style:style>
    <style:style style:name="P32" style:family="paragraph" style:parent-style-name="Standard" style:list-style-name="L10"/>
    <style:style style:name="P33" style:family="paragraph" style:parent-style-name="Standard" style:list-style-name="L11"/>
    <style:style style:name="P34" style:family="paragraph" style:parent-style-name="Standard" style:list-style-name="L11">
      <style:text-properties officeooo:paragraph-rsid="001e9905"/>
    </style:style>
    <style:style style:name="P35" style:family="paragraph" style:parent-style-name="Standard" style:list-style-name="L11">
      <style:text-properties officeooo:rsid="001e9905" officeooo:paragraph-rsid="001e9905"/>
    </style:style>
    <style:style style:name="P36" style:family="paragraph" style:parent-style-name="Standard" style:list-style-name="L12">
      <style:text-properties officeooo:rsid="001e9905" officeooo:paragraph-rsid="001e9905"/>
    </style:style>
    <style:style style:name="P37" style:family="paragraph" style:parent-style-name="Standard" style:list-style-name="L14"/>
    <style:style style:name="P38" style:family="paragraph" style:parent-style-name="Standard" style:list-style-name="L15">
      <style:text-properties officeooo:rsid="0023e97a" officeooo:paragraph-rsid="0023e97a"/>
    </style:style>
    <style:style style:name="P39" style:family="paragraph" style:parent-style-name="Standard" style:list-style-name="L15">
      <style:text-properties officeooo:rsid="00252fd8" officeooo:paragraph-rsid="00252fd8"/>
    </style:style>
    <style:style style:name="P40" style:family="paragraph" style:parent-style-name="Text_20_body">
      <style:text-properties officeooo:rsid="0021eab1" officeooo:paragraph-rsid="0021eab1"/>
    </style:style>
    <style:style style:name="P41" style:family="paragraph" style:parent-style-name="Heading_20_3">
      <style:text-properties officeooo:rsid="0015dc3b" officeooo:paragraph-rsid="0015dc3b"/>
    </style:style>
    <style:style style:name="P42" style:family="paragraph" style:parent-style-name="Heading_20_3">
      <style:text-properties officeooo:rsid="00163c24" officeooo:paragraph-rsid="00163c24"/>
    </style:style>
    <style:style style:name="P43" style:family="paragraph" style:parent-style-name="Heading_20_3">
      <style:text-properties officeooo:rsid="00176a4c" officeooo:paragraph-rsid="00176a4c"/>
    </style:style>
    <style:style style:name="P44" style:family="paragraph" style:parent-style-name="Heading_20_3">
      <style:text-properties officeooo:rsid="001c65b2" officeooo:paragraph-rsid="001c65b2"/>
    </style:style>
    <style:style style:name="P45" style:family="paragraph" style:parent-style-name="Heading_20_3">
      <style:text-properties officeooo:rsid="001e044a" officeooo:paragraph-rsid="001e044a"/>
    </style:style>
    <style:style style:name="P46" style:family="paragraph" style:parent-style-name="Heading_20_3">
      <style:text-properties officeooo:rsid="001e9905" officeooo:paragraph-rsid="001e9905"/>
    </style:style>
    <style:style style:name="P47" style:family="paragraph" style:parent-style-name="Heading_20_3">
      <style:text-properties officeooo:rsid="001ff410" officeooo:paragraph-rsid="001ff410"/>
    </style:style>
    <style:style style:name="P48" style:family="paragraph" style:parent-style-name="Heading_20_3">
      <style:text-properties officeooo:rsid="0021eab1" officeooo:paragraph-rsid="0021eab1"/>
    </style:style>
    <style:style style:name="P49" style:family="paragraph" style:parent-style-name="Heading_20_3">
      <style:text-properties officeooo:rsid="0023e97a" officeooo:paragraph-rsid="0023e97a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T1" style:family="text">
      <style:text-properties officeooo:rsid="000e78fe"/>
    </style:style>
    <style:style style:name="T2" style:family="text">
      <style:text-properties officeooo:rsid="0015dc3b"/>
    </style:style>
    <style:style style:name="T3" style:family="text">
      <style:text-properties officeooo:rsid="00176a4c"/>
    </style:style>
    <style:style style:name="T4" style:family="text">
      <style:text-properties officeooo:rsid="001b0252"/>
    </style:style>
    <style:style style:name="T5" style:family="text">
      <style:text-properties officeooo:rsid="001c65b2"/>
    </style:style>
    <style:style style:name="T6" style:family="text">
      <style:text-properties officeooo:rsid="001c9fe5"/>
    </style:style>
    <style:style style:name="T7" style:family="text">
      <style:text-properties officeooo:rsid="0023625e"/>
    </style:style>
    <style:style style:name="T8" style:family="text">
      <style:text-properties officeooo:rsid="00252fd8"/>
    </style:style>
    <style:style style:name="T9" style:family="text">
      <style:text-properties officeooo:rsid="0026825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andige dingetjes</text:p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Dinge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Dingen</text:p>
          </text:index-title>
          <text:p text:style-name="P51"><text:a xlink:type="simple" xlink:href="#__RefHeading___Toc110_798338241" text:style-name="Index_20_Link" text:visited-style-name="Index_20_Link">Ros paths laten zien:<text:tab/>2</text:a></text:p>
          <text:p text:style-name="P51"><text:a xlink:type="simple" xlink:href="#__RefHeading___Toc112_798338241" text:style-name="Index_20_Link" text:visited-style-name="Index_20_Link">Git uploaden:<text:tab/>2</text:a></text:p>
          <text:p text:style-name="P51"><text:a xlink:type="simple" xlink:href="#__RefHeading___Toc114_798338241" text:style-name="Index_20_Link" text:visited-style-name="Index_20_Link">Git downloaden:<text:tab/>2</text:a></text:p>
          <text:p text:style-name="P51"><text:a xlink:type="simple" xlink:href="#__RefHeading___Toc158_490698021" text:style-name="Index_20_Link" text:visited-style-name="Index_20_Link">Map veranderen: zie 4<text:tab/>2</text:a></text:p>
          <text:p text:style-name="P51"><text:a xlink:type="simple" xlink:href="#__RefHeading___Toc160_490698021" text:style-name="Index_20_Link" text:visited-style-name="Index_20_Link">Tram toevoegen/verwijderen: zie 4<text:tab/>2</text:a></text:p>
          <text:p text:style-name="P51"><text:a xlink:type="simple" xlink:href="#__RefHeading___Toc162_490698021" text:style-name="Index_20_Link" text:visited-style-name="Index_20_Link">Een simulatie starten met een 1 auto en een eenvoudig python script: zie 4<text:tab/>2</text:a></text:p>
          <text:p text:style-name="P51"><text:a xlink:type="simple" xlink:href="#__RefHeading___Toc164_490698021" text:style-name="Index_20_Link" text:visited-style-name="Index_20_Link">Spawn locatie van rosbot veranderen: zie 4<text:tab/>3</text:a></text:p>
          <text:p text:style-name="P51"><text:a xlink:type="simple" xlink:href="#__RefHeading___Toc205_1900440523" text:style-name="Index_20_Link" text:visited-style-name="Index_20_Link">4. Nieuwe map/scenario/aantal karretjes<text:tab/>3</text:a></text:p>
          <text:p text:style-name="P51"><text:a xlink:type="simple" xlink:href="#__RefHeading___Toc207_1900440523" text:style-name="Index_20_Link" text:visited-style-name="Index_20_Link">Wat is een launch file?<text:tab/>3</text:a></text:p>
          <text:p text:style-name="P51"><text:a xlink:type="simple" xlink:href="#__RefHeading___Toc217_1900440523" text:style-name="Index_20_Link" text:visited-style-name="Index_20_Link">Waar kan ik allemaal op subscriben?<text:tab/>3</text:a></text:p>
          <text:p text:style-name="P51"><text:a xlink:type="simple" xlink:href="#__RefHeading___Toc219_1900440523" text:style-name="Index_20_Link" text:visited-style-name="Index_20_Link">Waarom werkt control c niet?<text:tab/>3</text:a></text:p>
          <text:p text:style-name="P51"><text:a xlink:type="simple" xlink:href="#__RefHeading___Toc221_1900440523" text:style-name="Index_20_Link" text:visited-style-name="Index_20_Link">Wat is chmod en waarom heb ik het nodig?<text:tab/>4</text:a></text:p>
          <text:p text:style-name="P51"><text:a xlink:type="simple" xlink:href="#__RefHeading___Toc223_1900440523" text:style-name="Index_20_Link" text:visited-style-name="Index_20_Link">Hoe controlleer ik de rosbots als er meer dan 1 zijn?<text:tab/>4</text:a></text:p>
          <text:p text:style-name="P51"><text:a xlink:type="simple" xlink:href="#__RefHeading___Toc225_1900440523" text:style-name="Index_20_Link" text:visited-style-name="Index_20_Link">Ik heb helemaal geen overzicht meer van mn topics en nodes<text:tab/>4</text:a></text:p>
          <text:p text:style-name="P51"><text:a xlink:type="simple" xlink:href="#__RefHeading___Toc359_1728558590" text:style-name="Index_20_Link" text:visited-style-name="Index_20_Link">Installing astra launch en camera meuk<text:tab/>4</text:a></text:p>
          <text:p text:style-name="P51"><text:a xlink:type="simple" xlink:href="#__RefHeading___Toc390_1622001238" text:style-name="Index_20_Link" text:visited-style-name="Index_20_Link">Hoe start ik een simulatie met lane keeping (hier 3 rosbots)<text:tab/>4</text:a></text:p>
        </text:index-body>
      </text:table-of-content>
      <text:p text:style-name="P10"/>
      <text:p text:style-name="P10"/>
      <text:p text:style-name="P11">Titels zijn Heading 3</text:p>
      <text:p text:style-name="P11">Vergeet niet de inhoudsopgave te update (rechtermuisklik, update index or…)</text:p>
      <text:p text:style-name="P11">Ctrl + klik op titel om er heen te springen</text:p>
      <text:h text:style-name="P50" text:outline-level="3"><text:bookmark-start text:name="__RefHeading___Toc110_798338241"/>Ros paths laten zien:<text:bookmark-end text:name="__RefHeading___Toc110_798338241"/></text:h>
      <text:p text:style-name="P1"><text:span text:style-name="T1">$ </text:span>printenv | grep ROS</text:p>
      <text:p text:style-name="P1"/>
      <text:h text:style-name="Heading_20_3" text:outline-level="3"><text:bookmark-start text:name="__RefHeading___Toc112_798338241"/>Git uploaden:<text:bookmark-end text:name="__RefHeading___Toc112_798338241"/></text:h>
      <text:list xml:id="list4794696831829922638" text:style-name="L1">
        <text:list-item>
          <text:p text:style-name="P13">Zorg ervoor dat je weet welke bestanden je wilt uploaden en dat ze stabiel zijn</text:p>
        </text:list-item>
        <text:list-item>
          <text:p text:style-name="P13"><text:span text:style-name="T1">G</text:span>a naar Bep2020 directory</text:p>
        </text:list-item>
        <text:list-item>
          <text:p text:style-name="P13"><text:span text:style-name="T1">$ </text:span>git add [bestandsnamen]</text:p>
        </text:list-item>
        <text:list-item>
          <text:p text:style-name="P13"><text:span text:style-name="T1">$ </text:span>git commit</text:p>
        </text:list-item>
        <text:list-item>
          <text:p text:style-name="P13"><text:span text:style-name="T1">T</text:span>yp je commit message</text:p>
        </text:list-item>
        <text:list-item>
          <text:p text:style-name="P14">Ctrl + X</text:p>
        </text:list-item>
        <text:list-item>
          <text:p text:style-name="P15">Y</text:p>
        </text:list-item>
        <text:list-item>
          <text:p text:style-name="P15">Enter</text:p>
        </text:list-item>
        <text:list-item>
          <text:p text:style-name="P15">$ git push</text:p>
        </text:list-item>
        <text:list-item>
          <text:p text:style-name="P15">Username invullen, enter</text:p>
        </text:list-item>
        <text:list-item>
          <text:p text:style-name="P15">Wachtwoord invullen, enter</text:p>
        </text:list-item>
        <text:list-item>
          <text:p text:style-name="P15">Done</text:p>
        </text:list-item>
      </text:list>
      <text:p text:style-name="P2"/>
      <text:h text:style-name="Heading_20_3" text:outline-level="3"><text:bookmark-start text:name="__RefHeading___Toc114_798338241"/>Git downloaden:<text:bookmark-end text:name="__RefHeading___Toc114_798338241"/></text:h>
      <text:list xml:id="list6706801693516948238" text:style-name="L2">
        <text:list-item>
          <text:p text:style-name="P16">Ga naar de Bep2020 directory</text:p>
        </text:list-item>
        <text:list-item>
          <text:p text:style-name="P16">$ git pull</text:p>
        </text:list-item>
        <text:list-item>
          <text:p text:style-name="P16">Done</text:p>
        </text:list-item>
      </text:list>
      <text:p text:style-name="P3"/>
      <text:h text:style-name="P41" text:outline-level="3"><text:bookmark-start text:name="__RefHeading___Toc158_490698021"/>Map veranderen: <text:span text:style-name="T5">zie 4</text:span><text:bookmark-end text:name="__RefHeading___Toc158_490698021"/></text:h>
      <text:list xml:id="list4673286469918105116" text:style-name="L3">
        <text:list-item>
          <text:p text:style-name="P17">Ga naar je catkin_ws/<text:span text:style-name="T2">src/Bep2020/</text:span>simulation/rosbot_simulation/models/track_1/materials/textures</text:p>
        </text:list-item>
        <text:list-item>
          <text:p text:style-name="P17">mik hier een png bij van de nieuwe map</text:p>
        </text:list-item>
        <text:list-item>
          <text:p text:style-name="P18">Ga naar je catkin_ws/src/<text:span text:style-name="T6">Bep2020/</text:span>simulation/rosbot_simulation/models/track_1/materials/scripts/track_1.material</text:p>
        </text:list-item>
        <text:list-item>
          <text:p text:style-name="P18">verander op lijn 13 de png naam naar degene die je nu wilt</text:p>
        </text:list-item>
        <text:list-item>
          <text:p text:style-name="P22">NOG EEN DING je moet de grootte veranderen</text:p>
        </text:list-item>
        <text:list-item>
          <text:p text:style-name="P19"><text:span text:style-name="T4">c</text:span>atkin_ws/src/<text:span text:style-name="T6">Bep2020/</text:span>simulation/rosbot_simulation/models/track_1/<text:span text:style-name="T4">model.sdf</text:span></text:p>
        </text:list-item>
        <text:list-item>
          <text:p text:style-name="P22">lijn 13 en lijn 32 kan je de grootte veranderen (x y) je moet ze allebei doen omdat de ene voor de visual is en de andere voor de collisio<text:span text:style-name="T7">n</text:span></text:p>
        </text:list-item>
      </text:list>
      <text:p text:style-name="P4"/>
      <text:p text:style-name="P4"/>
      <text:h text:style-name="P41" text:outline-level="3"><text:bookmark-start text:name="__RefHeading___Toc160_490698021"/>Tram toevoegen/verwijderen: <text:span text:style-name="T5">zie 4</text:span><text:bookmark-end text:name="__RefHeading___Toc160_490698021"/></text:h>
      <text:list xml:id="list8462691623236233463" text:style-name="L4">
        <text:list-item>
          <text:p text:style-name="P20">catkin_ws/src/<text:span text:style-name="T5">Bep2020/</text:span>simulation/rosbot_simulation/world/highway_world.world</text:p>
        </text:list-item>
        <text:list-item>
          <text:p text:style-name="P23">staat een include van de tram, die kan je wegcommenten of weer commenten</text:p>
        </text:list-item>
      </text:list>
      <text:p text:style-name="P5"/>
      <text:h text:style-name="P42" text:outline-level="3"><text:bookmark-start text:name="__RefHeading___Toc162_490698021"/>Een simulatie starten met een 1 auto en een eenvoudig python script: <text:span text:style-name="T5">zie 4</text:span><text:bookmark-end text:name="__RefHeading___Toc162_490698021"/></text:h>
      <text:list xml:id="list1795285955199792544" text:style-name="L5">
        <text:list-item>
          <text:p text:style-name="P25">Gazebo starten:</text:p>
          <text:list>
            <text:list-item>
              <text:p text:style-name="P24"><text:soft-page-break/>roslaunch rosbot_simulation launch_sim_one.launch</text:p>
            </text:list-item>
          </text:list>
        </text:list-item>
        <text:list-item>
          <text:p text:style-name="P24">Even wachten tot alles is opgestart</text:p>
        </text:list-item>
        <text:list-item>
          <text:p text:style-name="P24">Op de play knop duwen! Alle simulaties beginnen gepauzeerd</text:p>
        </text:list-item>
        <text:list-item>
          <text:p text:style-name="P24">Python script zelf runnen:</text:p>
          <text:list>
            <text:list-item>
              <text:p text:style-name="P24">Ervoor zorgen dat je bestand binnnen rosbot_simulation zit</text:p>
            </text:list-item>
            <text:list-item>
              <text:p text:style-name="P24">rosrun rosbot_simulation <text:span text:style-name="T3">bestandsnaam.py</text:span></text:p>
            </text:list-item>
          </text:list>
        </text:list-item>
      </text:list>
      <text:p text:style-name="P5"/>
      <text:h text:style-name="P43" text:outline-level="3"><text:bookmark-start text:name="__RefHeading___Toc164_490698021"/>Spawn locatie van rosbot veranderen: <text:span text:style-name="T5">zie 4</text:span><text:bookmark-end text:name="__RefHeading___Toc164_490698021"/></text:h>
      <text:list xml:id="list5847777728946342305" text:style-name="L6">
        <text:list-item>
          <text:p text:style-name="P21"><text:span text:style-name="T3">Open </text:span>catkin_ws/src/<text:span text:style-name="T5">Bep2020/</text:span>simulation/rosbot_simulation/<text:span text:style-name="T3">launch/spawn_one_ROSbots.launch</text:span></text:p>
        </text:list-item>
        <text:list-item>
          <text:p text:style-name="P26">lijn 9 van het bestand: einde van de lijn, -model rosbot <text:s text:c="2"/>veranderen naar <text:tab/><text:tab/><text:tab/><text:tab/>-model rosbot -y -0.75 <text:s text:c="3"/>aka -y -0.75 toevoegen</text:p>
          <text:list>
            <text:list-item>
              <text:p text:style-name="P26">eerst is welke richting, tweede is hoeveel in die richting, hier: y-richting met waarde -0.75</text:p>
            </text:list-item>
          </text:list>
        </text:list-item>
      </text:list>
      <text:p text:style-name="P6"/>
      <text:h text:style-name="P44" text:outline-level="3"><text:bookmark-start text:name="__RefHeading___Toc205_1900440523"/><text:span text:style-name="T6">4. </text:span>Nieuwe map/scenario/aantal karretjes<text:bookmark-end text:name="__RefHeading___Toc205_1900440523"/></text:h>
      <text:list xml:id="list1648328572315364078" text:style-name="L7">
        <text:list-item>
          <text:p text:style-name="P27">Elke launch file gaat verschillende dingen launchen, momenteel zijn we aan het proberen om voor elk scenario een andere launchfile te maken.</text:p>
        </text:list-item>
        <text:list-item>
          <text:p text:style-name="P27">Al die dingen hierboven gelden nog, maar om niet alle git dingen op te fucken maken we een nieuw scenario ipv het huidige aan te passen</text:p>
        </text:list-item>
        <text:list-item>
          <text:p text:style-name="P27">Dus als je een nieuwe wil maken: Doe even ctrl+c ctrl+v en pas dan aan wat nodig is, geef het ook een handige herkenbare naam</text:p>
        </text:list-item>
      </text:list>
      <text:p text:style-name="P7"/>
      <text:h text:style-name="P44" text:outline-level="3"><text:bookmark-start text:name="__RefHeading___Toc207_1900440523"/>Wat is een launch file?<text:bookmark-end text:name="__RefHeading___Toc207_1900440523"/></text:h>
      <text:list xml:id="list8011412385306957736" text:style-name="L8">
        <text:list-item>
          <text:p text:style-name="P28">Een launch file launcht gewoon van alles tegelijkertijd wat erin staat</text:p>
        </text:list-item>
        <text:list-item>
          <text:p text:style-name="P28">kijk bv naar <text:span text:style-name="T2">catkin_ws/src/</text:span>Bep2020<text:span text:style-name="T2">/simulation/rosbot_simulation/launch/</text:span>lanedetector_sim.launch</text:p>
        </text:list-item>
        <text:list-item>
          <text:p text:style-name="P28">deze launcht 2 nodes die erin staan</text:p>
        </text:list-item>
        <text:list-item>
          <text:p text:style-name="P29">betere oplossing dan heel veel rosrun gebruiken in heel vensters</text:p>
        </text:list-item>
        <text:list-item>
          <text:p text:style-name="P29">start ook direct een roscore</text:p>
        </text:list-item>
      </text:list>
      <text:p text:style-name="P7"/>
      <text:h text:style-name="P45" text:outline-level="3"><text:bookmark-start text:name="__RefHeading___Toc217_1900440523"/>Waar kan ik allemaal op subscriben?<text:bookmark-end text:name="__RefHeading___Toc217_1900440523"/></text:h>
      <text:list xml:id="list1616041575289795940" text:style-name="L9">
        <text:list-item>
          <text:p text:style-name="P31">Zet je simulatie aan </text:p>
        </text:list-item>
        <text:list-item>
          <text:p text:style-name="P31">typ: rostopic list<text:tab/>dit zijn je mogelijkheden bv: /first/cmd_vel</text:p>
        </text:list-item>
        <text:list-item>
          <text:p text:style-name="P31">typ: rostopic info [je ding] <text:tab/> bv: rostopic info /first/cmd_vel</text:p>
          <text:list>
            <text:list-item>
              <text:p text:style-name="P31">Dit is het type message dat het genereert (belanrijk voor Python!)</text:p>
            </text:list-item>
          </text:list>
        </text:list-item>
        <text:list-item>
          <text:p text:style-name="P31">typ: rostopic echo [je ding]<text:tab/><text:tab/>bv: rostopic echo /first/cmd_vel</text:p>
          <text:list>
            <text:list-item>
              <text:p text:style-name="P31">dit laat zien wat dit momenteel aan het publishen is</text:p>
            </text:list-item>
          </text:list>
        </text:list-item>
        <text:list-item>
          <text:p text:style-name="P31">WAAROM WERKT HET NIET? Zie 1. anders is het momenteel niks aan het publishen</text:p>
        </text:list-item>
      </text:list>
      <text:p text:style-name="P8"/>
      <text:h text:style-name="Heading_20_3" text:outline-level="3"><text:bookmark-start text:name="__RefHeading___Toc219_1900440523"/>Waarom werkt control c niet?<text:bookmark-end text:name="__RefHeading___Toc219_1900440523"/></text:h>
      <text:list xml:id="list7476518936645511393" text:style-name="L10">
        <text:list-item>
          <text:p text:style-name="P32">Heb je while not rospy.is_shutdown() <text:span text:style-name="T9">in het script ergens staan? Zit ie vast in een andere loop?</text:span></text:p>
        </text:list-item>
      </text:list>
      <text:h text:style-name="P50" text:outline-level="3"><text:bookmark-start text:name="__RefHeading___Toc221_1900440523"/>Wat is chmod en waarom heb ik het nodig?<text:bookmark-end text:name="__RefHeading___Toc221_1900440523"/></text:h>
      <text:list xml:id="list6697640308972546820" text:style-name="L11">
        <text:list-item>
          <text:p text:style-name="P33">Chmod maakt van een tekstbestand een executable</text:p>
        </text:list-item>
        <text:list-item>
          <text:p text:style-name="P34">naar je bestand gaan</text:p>
        </text:list-item>
        <text:list-item>
          <text:p text:style-name="P34">chmod +x [bestandsnaam]</text:p>
        </text:list-item>
        <text:list-item>
          <text:p text:style-name="P35">als je nu ls typt zie je dat ie nu een kleurtje heeft (in terminator groen)</text:p>
        </text:list-item>
      </text:list>
      <text:p text:style-name="P9"/>
      <text:h text:style-name="P46" text:outline-level="3"><text:bookmark-start text:name="__RefHeading___Toc223_1900440523"/>Hoe controlleer ik de rosbots als er meer dan 1 zijn?<text:bookmark-end text:name="__RefHeading___Toc223_1900440523"/></text:h>
      <text:list xml:id="list5514089861858724516" text:style-name="L12">
        <text:list-item>
          <text:p text:style-name="P36">Elke rosbot heeft zn eigen cmd_vel die je kan besturen met teleop_twist_keyboard</text:p>
        </text:list-item>
        <text:list-item>
          <text:p text:style-name="P36">rosrun teleop_twist_keyboard teleop_twist_keyboard.py cmd_vel:=[robotnaam]/cmd_vel</text:p>
        </text:list-item>
        <text:list-item>
          <text:p text:style-name="P36">bv: rosrun teleop_twist_keyboard teleop_twist_keyboard.py cmd_vel:=first/cmd_vel</text:p>
        </text:list-item>
        <text:list-item>
          <text:p text:style-name="P36">HELP HIJ DOET HET NIET</text:p>
          <text:list>
            <text:list-item>
              <text:p text:style-name="P36">Staat je simulatie aan?</text:p>
            </text:list-item>
            <text:list-item>
              <text:p text:style-name="P36">Heb je op je terminal venster geklikt?</text:p>
            </text:list-item>
            <text:list-item>
              <text:p text:style-name="P36">Check effe met rostopic list of je /[robotnaam]/cmd_vel<text:tab/>bv /first/cmd_vel <text:tab/>bestaat</text:p>
            </text:list-item>
          </text:list>
        </text:list-item>
      </text:list>
      <text:p text:style-name="P9"/>
      <text:h text:style-name="P47" text:outline-level="3"><text:bookmark-start text:name="__RefHeading___Toc225_1900440523"/>Ik heb helemaal geen overzicht meer van mn topics en nodes<text:bookmark-end text:name="__RefHeading___Toc225_1900440523"/></text:h>
      <text:list xml:id="list3359588658382993622" text:style-name="L13">
        <text:list-item>
          <text:p text:style-name="P30">rqt_graph</text:p>
        </text:list-item>
        <text:list-item>
          <text:p text:style-name="P30">rostopic list</text:p>
        </text:list-item>
      </text:list>
      <text:p text:style-name="P9"/>
      <text:h text:style-name="P48" text:outline-level="3"><text:bookmark-start text:name="__RefHeading___Toc359_1728558590"/>Installing astra launch en camera meuk<text:bookmark-end text:name="__RefHeading___Toc359_1728558590"/></text:h>
      <text:list xml:id="list8646364633092058457" text:style-name="L14">
        <text:list-item>
          <text:p text:style-name="P37">Volg de stappen van <text:a xlink:type="simple" xlink:href="http://wiki.ros.org/astra_camera#Install" text:style-name="Internet_20_link" text:visited-style-name="Visited_20_Internet_20_Link">http://wiki.ros.org/astra_camera#Install</text:a></text:p>
        </text:list-item>
        <text:list-item>
          <text:p text:style-name="P37">Volg dezelfde stappen voor astra_launch, maar verander de gitrepo met degene van <text:a xlink:type="simple" xlink:href="http://wiki.ros.org/astra_launch" text:style-name="Internet_20_link" text:visited-style-name="Visited_20_Internet_20_Link">http://wiki.ros.org/astra_launch</text:a></text:p>
        </text:list-item>
        <text:list-item>
          <text:p text:style-name="P37">sidenote, deze dingen kan je niet naar onze eigen git pushen</text:p>
        </text:list-item>
      </text:list>
      <text:p text:style-name="P40"/>
      <text:h text:style-name="P49" text:outline-level="3"><text:bookmark-start text:name="__RefHeading___Toc390_1622001238"/>Hoe start ik een simulatie met lane keeping (hier 3 rosbots)<text:bookmark-end text:name="__RefHeading___Toc390_1622001238"/></text:h>
      <text:list xml:id="list5901595757580507473" text:style-name="L15">
        <text:list-item>
          <text:p text:style-name="P38">Start een simulatie: roslaunch rosbot_simulation lane_merging_track_3.launch</text:p>
        </text:list-item>
        <text:list-item>
          <text:p text:style-name="P38">Zet je reset alvast klaar, die ga je nodig hebben, <text:span text:style-name="T8">ook te gebruiken om alles chill neer te zetten</text:span></text:p>
          <text:list>
            <text:list-item>
              <text:p text:style-name="P38">dat is deze: rosrun decision_py reset_3.py</text:p>
            </text:list-item>
          </text:list>
        </text:list-item>
        <text:list-item>
          <text:p text:style-name="P38">start lane keeping: roslaunch ang_vel_pub lane_keeping_3.launch</text:p>
          <text:list>
            <text:list-item>
              <text:p text:style-name="P38">Dit runt ang_vel_pub en py_img_proc voor alle ROSbots</text:p>
            </text:list-item>
          </text:list>
        </text:list-item>
        <text:list-item>
          <text:p text:style-name="P38">start cruising: rosrun decision_py cruising.py</text:p>
          <text:list>
            <text:list-item>
              <text:p text:style-name="P38">Doet alleen cruisen voor de eerste ROSbot</text:p>
            </text:list-item>
          </text:list>
        </text:list-item>
        <text:list-item>
          <text:p text:style-name="P38">Eventueel: lane switch zodat je dat kan activeren</text:p>
          <text:list>
            <text:list-item>
              <text:p text:style-name="P38">rosrun decision_py lane_switch.py</text:p>
            </text:list-item>
          </text:list>
        </text:list-item>
        <text:list-item>
          <text:p text:style-name="P38">Eventueel: PID tuner starten (van eerste ROSbot)</text:p>
          <text:list>
            <text:list-item>
              <text:p text:style-name="P38">rosrun ang_vel_pub pid_tuner.py</text:p>
            </text:list-item>
            <text:list-item>
              <text:p text:style-name="P38">Bonus: past de pid waardes in in first_pid_tunings.txt, lekker mee te nemen in github</text:p>
            </text:list-item>
          </text:list>
        </text:list-item>
        <text:list-item>
          <text:p text:style-name="P39">Niks rijdt? Nee precies dat doet decision.py</text:p>
        </text:list-item>
        <text:list-item>
          <text:p text:style-name="P39">Start decision.py: rosrun decision_py decision.py</text:p>
        </text:list-item>
        <text:list-item>
          <text:p text:style-name="P39">Ok en hoe stop ik dit allemaal?</text:p>
          <text:list>
            <text:list-item>
              <text:p text:style-name="P39">Decision.py killen met ctr+c</text:p>
            </text:list-item>
            <text:list-item>
              <text:p text:style-name="P39">Reset uitvoeren, zie ook stap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57:24.483255541</meta:creation-date>
    <dc:date>2020-05-13T16:59:21.869021073</dc:date>
    <meta:editing-duration>PT2H46M2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4" meta:paragraph-count="122" meta:word-count="976" meta:character-count="6011" meta:non-whitespace-character-count="5226"/>
  </office:meta>
</office:document-meta>
</file>